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9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695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696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svg:stroke-color="#5eb91e" draw:fill="none" fo:min-height="0.696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a7074b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7" style:family="graphic" style:parent-style-name="standard">
      <style:graphic-properties draw:stroke="none" draw:fill="none" fo:min-height="0.696cm" loext:decorative="false"/>
      <style:paragraph-properties style:writing-mode="lr-tb"/>
    </style:style>
    <style:style style:name="gr18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9" style:family="graphic" style:parent-style-name="standard">
      <style:graphic-properties draw:stroke="none" svg:stroke-color="#3465a4" draw:fill="none" fo:min-height="0.696cm" loext:decorative="false"/>
      <style:paragraph-properties style:writing-mode="lr-tb"/>
    </style:style>
    <style:style style:name="gr20" style:family="graphic" style:parent-style-name="objectwithoutfill">
      <style:graphic-properties svg:stroke-width="0.212cm" svg:stroke-color="#5eb91e" draw:marker-start-width="0.518cm" draw:marker-end-width="0.518cm" svg:stroke-opacity="80%" draw:fill="none" draw:textarea-vertical-align="middle" fo:padding-top="0.231cm" fo:padding-bottom="0.231cm" fo:padding-left="0.206cm" fo:padding-right="0.206cm" loext:decorative="false"/>
    </style:style>
    <style:style style:name="gr21" style:family="graphic" style:parent-style-name="standard">
      <style:graphic-properties draw:stroke="none" svg:stroke-color="#f10d0c" draw:fill="none" fo:min-height="0.696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8" style:family="paragraph">
      <loext:graphic-properties draw:fill="none"/>
      <style:text-properties fo:color="#069a2e" loext:opacity="100%"/>
    </style:style>
    <style:style style:name="P9" style:family="paragraph">
      <loext:graphic-properties draw:fill="none"/>
      <style:text-properties fo:color="#ea7500" loext:opacity="100%"/>
    </style:style>
    <style:style style:name="P10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1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2" style:family="paragraph">
      <loext:graphic-properties draw:fill="none"/>
      <style:text-properties fo:color="#780373" loext:opacity="100%"/>
    </style:style>
    <style:style style:name="P13" style:family="paragraph">
      <loext:graphic-properties draw:fill="none"/>
      <style:text-properties fo:color="#5eb91e" loext:opacity="100%"/>
    </style:style>
    <style:style style:name="P14" style:family="paragraph">
      <loext:graphic-properties draw:fill="none"/>
      <style:text-properties fo:color="#a7074b" loext:opacity="100%"/>
    </style:style>
    <style:style style:name="P15" style:family="paragraph">
      <loext:graphic-properties draw:fill="none"/>
      <style:text-properties fo:color="#3465a4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5eb91e" loext:opacity="100%" style:font-name="3270 Nerd Font" fo:font-weight="bold"/>
    </style:style>
    <style:style style:name="T5" style:family="text">
      <style:text-properties fo:color="#069a2e" loext:opacity="100%" style:font-name="3270 Nerd Font" fo:font-weight="bold"/>
    </style:style>
    <style:style style:name="T6" style:family="text">
      <style:text-properties fo:color="#ea7500" loext:opacity="100%" style:font-name="3270 Nerd Font" fo:font-weight="bold"/>
    </style:style>
    <style:style style:name="T7" style:family="text">
      <style:text-properties fo:color="#780373" loext:opacity="100%" style:font-name="3270 Nerd Font" fo:font-weight="bold"/>
    </style:style>
    <style:style style:name="T8" style:family="text">
      <style:text-properties fo:color="#a7074b" loext:opacity="100%" style:font-name="3270 Nerd Font" fo:font-weight="bold"/>
    </style:style>
    <style:style style:name="T9" style:family="text">
      <style:text-properties fo:color="#3465a4" loext:opacity="100%" style:font-name="3270 Nerd Font" fo:font-weight="bold" fo:background-color="transparent"/>
    </style:style>
    <style:style style:name="T10" style:family="text">
      <style:text-properties fo:color="#f10d0c" loext:opacity="100%" style:font-name="3270 Nerd Fon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</text:span><text:span text:style-name="T1">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0.9cm" svg:height="0.945cm" svg:x="3.15cm" svg:y="1.125cm">
          <draw:text-box>
            <text:p><text:span text:style-name="T2">[]</text:span></text:p>
          </draw:text-box>
        </draw:frame>
        <draw:frame draw:style-name="gr4" draw:text-style-name="P5" draw:layer="layout" svg:width="0.9cm" svg:height="0.945cm" svg:x="3.15cm" svg:y="4.23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75cm" svg:y1="4.275cm" svg:x2="4.8cm" svg:y2="3.6cm">
          <text:p/>
        </draw:line>
        <draw:line draw:style-name="gr8" draw:text-style-name="P6" draw:layer="layout" svg:x1="3.525cm" svg:y1="3.075cm" svg:x2="2.325cm" svg:y2="2.1cm">
          <text:p/>
        </draw:line>
        <draw:frame draw:style-name="gr4" draw:text-style-name="P7" draw:layer="layout" svg:width="0.9cm" svg:height="0.945cm" svg:x="1.5cm" svg:y="1.68cm">
          <draw:text-box>
            <text:p><text:span text:style-name="T4">\</text:span></text:p>
          </draw:text-box>
        </draw:frame>
        <draw:line draw:style-name="gr9" draw:text-style-name="P8" draw:layer="layout" svg:x1="3.825cm" svg:y1="8.4cm" svg:x2="4.875cm" svg:y2="8.775cm">
          <text:p/>
        </draw:line>
        <draw:line draw:style-name="gr10" draw:text-style-name="P9" draw:layer="layout" svg:x1="3.375cm" svg:y1="8.4cm" svg:x2="2.325cm" svg:y2="8.7cm">
          <text:p/>
        </draw:line>
        <draw:line draw:style-name="gr9" draw:text-style-name="P8" draw:layer="layout" svg:x1="3.825cm" svg:y1="9.675cm" svg:x2="4.875cm" svg:y2="10.05cm">
          <text:p/>
        </draw:line>
        <draw:line draw:style-name="gr10" draw:text-style-name="P9" draw:layer="layout" svg:x1="3.375cm" svg:y1="9.675cm" svg:x2="2.325cm" svg:y2="9.975cm">
          <text:p/>
        </draw:line>
        <draw:line draw:style-name="gr9" draw:text-style-name="P8" draw:layer="layout" svg:x1="3.825cm" svg:y1="10.95cm" svg:x2="4.875cm" svg:y2="11.325cm">
          <text:p/>
        </draw:line>
        <draw:line draw:style-name="gr10" draw:text-style-name="P9" draw:layer="layout" svg:x1="3.375cm" svg:y1="10.95cm" svg:x2="2.325cm" svg:y2="11.25cm">
          <text:p/>
        </draw:line>
        <draw:frame draw:style-name="gr4" draw:text-style-name="P10" draw:layer="layout" svg:width="0.9cm" svg:height="0.945cm" svg:x="4.725cm" svg:y="8.055cm">
          <draw:text-box>
            <text:p><text:span text:style-name="T5">$</text:span></text:p>
          </draw:text-box>
        </draw:frame>
        <draw:frame draw:style-name="gr11" draw:text-style-name="P11" draw:layer="layout" svg:width="0.9cm" svg:height="0.945cm" svg:x="1.575cm" svg:y="8.1cm">
          <draw:text-box>
            <text:p><text:span text:style-name="T6">^</text:span></text:p>
          </draw:text-box>
        </draw:frame>
        <draw:frame draw:style-name="gr4" draw:text-style-name="P10" draw:layer="layout" svg:width="0.9cm" svg:height="0.945cm" svg:x="4.725cm" svg:y="9.3cm">
          <draw:text-box>
            <text:p><text:span text:style-name="T5">&amp;</text:span></text:p>
          </draw:text-box>
        </draw:frame>
        <draw:frame draw:style-name="gr4" draw:text-style-name="P10" draw:layer="layout" svg:width="0.9cm" svg:height="0.945cm" svg:x="4.725cm" svg:y="10.65cm">
          <draw:text-box>
            <text:p><text:span text:style-name="T5">!</text:span></text:p>
          </draw:text-box>
        </draw:frame>
        <draw:frame draw:style-name="gr11" draw:text-style-name="P11" draw:layer="layout" svg:width="0.9cm" svg:height="0.945cm" svg:x="1.575cm" svg:y="9.375cm">
          <draw:text-box>
            <text:p><text:span text:style-name="T6">|</text:span></text:p>
          </draw:text-box>
        </draw:frame>
        <draw:frame draw:style-name="gr12" draw:text-style-name="P9" draw:layer="layout" svg:width="0.545cm" svg:height="0.946cm" svg:x="1.725cm" svg:y="10.575cm">
          <draw:text-box>
            <text:p><text:span text:style-name="T6">€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5cm" svg:y1="4.275cm" svg:x2="2.4cm" svg:y2="3.52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8" draw:layer="layout" svg:x1="2.325cm" svg:y1="15.3cm" svg:x2="4.65cm" svg:y2="16.35cm">
          <text:p/>
        </draw:line>
        <draw:line draw:style-name="gr14" draw:text-style-name="P8" draw:layer="layout" svg:x1="2.325cm" svg:y1="16.575cm" svg:x2="4.575cm" svg:y2="16.575cm">
          <text:p/>
        </draw:line>
        <draw:line draw:style-name="gr14" draw:text-style-name="P8" draw:layer="layout" svg:x1="1.05cm" svg:y1="17.4cm" svg:x2="4.575cm" svg:y2="16.8cm">
          <text:p/>
        </draw:line>
        <draw:line draw:style-name="gr14" draw:text-style-name="P8" draw:layer="layout" svg:x1="2.325cm" svg:y1="17.85cm" svg:x2="4.65cm" svg:y2="17.025cm">
          <text:p/>
        </draw:line>
        <draw:frame draw:style-name="gr12" draw:text-style-name="P12" draw:layer="layout" svg:width="0.545cm" svg:height="0.946cm" svg:x="1.705cm" svg:y="14.579cm">
          <draw:text-box>
            <text:p><text:span text:style-name="T7">%</text:span></text:p>
          </draw:text-box>
        </draw:frame>
        <draw:frame draw:style-name="gr12" draw:text-style-name="P12" draw:layer="layout" svg:width="0.545cm" svg:height="0.946cm" svg:x="1.65cm" svg:y="16.304cm">
          <draw:text-box>
            <text:p><text:span text:style-name="T7">~</text:span></text:p>
          </draw:text-box>
        </draw:frame>
        <draw:frame draw:style-name="gr12" draw:text-style-name="P12" draw:layer="layout" svg:width="0.545cm" svg:height="0.946cm" svg:x="0.375cm" svg:y="17.129cm">
          <draw:text-box>
            <text:p><text:span text:style-name="T7">“</text:span></text:p>
          </draw:text-box>
        </draw:frame>
        <draw:frame draw:style-name="gr12" draw:text-style-name="P12" draw:layer="layout" svg:width="0.545cm" svg:height="0.946cm" svg:x="1.705cm" svg:y="17.625cm">
          <draw:text-box>
            <text:p><text:span text:style-name="T7">#</text:span></text:p>
          </draw:text-box>
        </draw:frame>
        <draw:line draw:style-name="gr8" draw:text-style-name="P13" draw:layer="layout" svg:x1="1.05cm" svg:y1="37.2cm" svg:x2="7.275cm" svg:y2="39.45cm">
          <text:p/>
        </draw:line>
        <draw:line draw:style-name="gr8" draw:text-style-name="P13" draw:layer="layout" svg:x1="2.325cm" svg:y1="36.375cm" svg:x2="7.35cm" svg:y2="39.225cm">
          <text:p/>
        </draw:line>
        <draw:line draw:style-name="gr8" draw:text-style-name="P13" draw:layer="layout" svg:x1="4.875cm" svg:y1="36.45cm" svg:x2="7.575cm" svg:y2="38.775cm">
          <text:p/>
        </draw:line>
        <draw:line draw:style-name="gr8" draw:text-style-name="P13" draw:layer="layout" svg:x1="3.6cm" svg:y1="36.075cm" svg:x2="7.425cm" svg:y2="39cm">
          <text:p/>
        </draw:line>
        <draw:frame draw:style-name="gr15" draw:text-style-name="P13" draw:layer="layout" svg:width="0.545cm" svg:height="0.946cm" svg:x="0.43cm" svg:y="36.45cm">
          <draw:text-box>
            <text:p><text:span text:style-name="T4">Æ</text:span></text:p>
          </draw:text-box>
        </draw:frame>
        <draw:frame draw:style-name="gr15" draw:text-style-name="P13" draw:layer="layout" svg:width="0.545cm" svg:height="0.946cm" svg:x="1.705cm" svg:y="35.7cm">
          <draw:text-box>
            <text:p><text:span text:style-name="T4">Ï</text:span></text:p>
          </draw:text-box>
        </draw:frame>
        <draw:frame draw:style-name="gr15" draw:text-style-name="P13" draw:layer="layout" svg:width="0.545cm" svg:height="0.946cm" svg:x="2.98cm" svg:y="35.4cm">
          <draw:text-box>
            <text:p><text:span text:style-name="T4">Ë</text:span></text:p>
          </draw:text-box>
        </draw:frame>
        <draw:frame draw:style-name="gr15" draw:text-style-name="P13" draw:layer="layout" svg:width="0.545cm" svg:height="0.946cm" svg:x="2.98cm" svg:y="34.079cm">
          <draw:text-box>
            <text:p><text:span text:style-name="T4">Œ</text:span></text:p>
          </draw:text-box>
        </draw:frame>
        <draw:frame draw:style-name="gr15" draw:text-style-name="P13" draw:layer="layout" svg:width="0.545cm" svg:height="0.946cm" svg:x="4.2cm" svg:y="35.804cm">
          <draw:text-box>
            <text:p><text:span text:style-name="T4">Ü</text:span></text:p>
          </draw:text-box>
        </draw:frame>
        <draw:line draw:style-name="gr16" draw:text-style-name="P8" draw:layer="layout" svg:x1="1.05cm" svg:y1="30.646cm" svg:x2="6.075cm" svg:y2="32.625cm">
          <text:p/>
        </draw:line>
        <draw:line draw:style-name="gr16" draw:text-style-name="P8" draw:layer="layout" svg:x1="4.875cm" svg:y1="29.896cm" svg:x2="6.45cm" svg:y2="32.325cm">
          <text:p/>
        </draw:line>
        <draw:line draw:style-name="gr16" draw:text-style-name="P8" draw:layer="layout" svg:x1="3.6cm" svg:y1="29.521cm" svg:x2="6.225cm" svg:y2="32.4cm">
          <text:p/>
        </draw:line>
        <draw:frame draw:style-name="gr12" draw:text-style-name="P14" draw:layer="layout" svg:width="0.545cm" svg:height="0.946cm" svg:x="0.43cm" svg:y="29.954cm">
          <draw:text-box>
            <text:p><text:span text:style-name="T8">À</text:span></text:p>
          </draw:text-box>
        </draw:frame>
        <draw:frame draw:style-name="gr17" draw:text-style-name="P6" draw:layer="layout" svg:width="0.545cm" svg:height="0.946cm" svg:x="2.98cm" svg:y="28.846cm">
          <draw:text-box>
            <text:p><text:span text:style-name="T8">È</text:span></text:p>
          </draw:text-box>
        </draw:frame>
        <draw:frame draw:style-name="gr17" draw:text-style-name="P6" draw:layer="layout" svg:width="0.545cm" svg:height="0.946cm" svg:x="4.275cm" svg:y="29.204cm">
          <draw:text-box>
            <text:p><text:span text:style-name="T8">Ù</text:span></text:p>
          </draw:text-box>
        </draw:frame>
        <draw:line draw:style-name="gr18" draw:text-style-name="P15" draw:layer="layout" svg:x1="1.07cm" svg:y1="24cm" svg:x2="4.745cm" svg:y2="26.175cm">
          <text:p/>
        </draw:line>
        <draw:line draw:style-name="gr18" draw:text-style-name="P15" draw:layer="layout" svg:x1="2.345cm" svg:y1="23.175cm" svg:x2="4.82cm" svg:y2="25.95cm">
          <text:p/>
        </draw:line>
        <draw:line draw:style-name="gr18" draw:text-style-name="P15" draw:layer="layout" svg:x1="3.62cm" svg:y1="21.6cm" svg:x2="5.195cm" svg:y2="25.725cm">
          <text:p/>
        </draw:line>
        <draw:line draw:style-name="gr18" draw:text-style-name="P15" draw:layer="layout" svg:x1="4.895cm" svg:y1="23.25cm" svg:x2="5.42cm" svg:y2="25.725cm">
          <text:p/>
        </draw:line>
        <draw:line draw:style-name="gr18" draw:text-style-name="P15" draw:layer="layout" svg:x1="3.62cm" svg:y1="22.875cm" svg:x2="4.97cm" svg:y2="25.8cm">
          <text:p/>
        </draw:line>
        <draw:frame draw:style-name="gr19" draw:text-style-name="P15" draw:layer="layout" svg:width="0.545cm" svg:height="0.946cm" svg:x="0.375cm" svg:y="23.4cm">
          <draw:text-box>
            <text:p><text:span text:style-name="T9">Â</text:span></text:p>
          </draw:text-box>
        </draw:frame>
        <draw:frame draw:style-name="gr19" draw:text-style-name="P15" draw:layer="layout" svg:width="0.545cm" svg:height="0.946cm" svg:x="1.705cm" svg:y="22.529cm">
          <draw:text-box>
            <text:p><text:span text:style-name="T9">Î</text:span></text:p>
          </draw:text-box>
        </draw:frame>
        <draw:frame draw:style-name="gr19" draw:text-style-name="P15" draw:layer="layout" svg:width="0.545cm" svg:height="0.946cm" svg:x="2.98cm" svg:y="22.229cm">
          <draw:text-box>
            <text:p><text:span text:style-name="T9">Ê</text:span></text:p>
          </draw:text-box>
        </draw:frame>
        <draw:frame draw:style-name="gr19" draw:text-style-name="P15" draw:layer="layout" svg:width="0.545cm" svg:height="0.946cm" svg:x="2.98cm" svg:y="20.954cm">
          <draw:text-box>
            <text:p><text:span text:style-name="T9">Ô</text:span></text:p>
          </draw:text-box>
        </draw:frame>
        <draw:frame draw:style-name="gr19" draw:text-style-name="P15" draw:layer="layout" svg:width="0.545cm" svg:height="0.946cm" svg:x="4.95cm" svg:y="22.604cm">
          <draw:text-box>
            <text:p><text:span text:style-name="T9">Û</text:span></text:p>
          </draw:text-box>
        </draw:frame>
        <draw:path draw:style-name="gr20" draw:text-style-name="P13" draw:layer="layout" svg:width="5.694cm" svg:height="1.026cm" draw:transform="rotate (-0.561123354516177) translate (3.6cm 34.8cm)" svg:viewBox="0 0 5695 1027" svg:d="M0 0c3101 0 5695 1027 5695 1027">
          <text:p/>
        </draw:path>
        <draw:frame draw:style-name="gr4" draw:text-style-name="P4" draw:layer="layout" svg:width="0.9cm" svg:height="0.945cm" svg:x="13.65cm" svg:y="1.08cm">
          <draw:text-box>
            <text:p><text:span text:style-name="T2">()</text:span></text:p>
          </draw:text-box>
        </draw:frame>
        <draw:frame draw:style-name="gr4" draw:text-style-name="P5" draw:layer="layout" svg:width="0.9cm" svg:height="0.945cm" svg:x="13.65cm" svg:y="4.23cm">
          <draw:text-box>
            <text:p><text:span text:style-name="T3">&lt;</text:span><text:span text:style-name="T3">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7" draw:text-style-name="P6" draw:layer="layout" svg:x1="13.95cm" svg:y1="4.199cm" svg:x2="12.9cm" svg:y2="3.449cm">
          <text:p/>
        </draw:line>
        <draw:line draw:style-name="gr8" draw:text-style-name="P6" draw:layer="layout" svg:x1="14.175cm" svg:y1="2.924cm" svg:x2="15.375cm" svg:y2="1.949cm">
          <text:p/>
        </draw:line>
        <draw:frame draw:style-name="gr4" draw:text-style-name="P7" draw:layer="layout" svg:width="0.9cm" svg:height="0.945cm" svg:x="15.225cm" svg:y="1.65cm">
          <draw:text-box>
            <text:p><text:span text:style-name="T4">/</text:span></text:p>
          </draw:text-box>
        </draw:frame>
        <draw:line draw:style-name="gr9" draw:text-style-name="P8" draw:layer="layout" svg:x1="13.875cm" svg:y1="8.4cm" svg:x2="12.825cm" svg:y2="8.775cm">
          <text:p/>
        </draw:line>
        <draw:line draw:style-name="gr10" draw:text-style-name="P9" draw:layer="layout" svg:x1="14.325cm" svg:y1="8.4cm" svg:x2="15.375cm" svg:y2="8.7cm">
          <text:p/>
        </draw:line>
        <draw:line draw:style-name="gr9" draw:text-style-name="P8" draw:layer="layout" svg:x1="13.875cm" svg:y1="9.675cm" svg:x2="12.825cm" svg:y2="10.05cm">
          <text:p/>
        </draw:line>
        <draw:line draw:style-name="gr10" draw:text-style-name="P9" draw:layer="layout" svg:x1="14.325cm" svg:y1="9.675cm" svg:x2="15.375cm" svg:y2="9.975cm">
          <text:p/>
        </draw:line>
        <draw:line draw:style-name="gr9" draw:text-style-name="P8" draw:layer="layout" svg:x1="13.875cm" svg:y1="10.95cm" svg:x2="12.825cm" svg:y2="11.325cm">
          <text:p/>
        </draw:line>
        <draw:line draw:style-name="gr10" draw:text-style-name="P9" draw:layer="layout" svg:x1="14.325cm" svg:y1="10.95cm" svg:x2="15.375cm" svg:y2="11.25cm">
          <text:p/>
        </draw:line>
        <draw:frame draw:style-name="gr4" draw:text-style-name="P10" draw:layer="layout" svg:width="0.9cm" svg:height="0.945cm" svg:x="12.075cm" svg:y="8.1cm">
          <draw:text-box>
            <text:p><text:span text:style-name="T5">?</text:span></text:p>
          </draw:text-box>
        </draw:frame>
        <draw:frame draw:style-name="gr11" draw:text-style-name="P11" draw:layer="layout" svg:width="0.9cm" svg:height="0.945cm" svg:x="15.225cm" svg:y="7.98cm">
          <draw:text-box>
            <text:p><text:span text:style-name="T6">@</text:span></text:p>
          </draw:text-box>
        </draw:frame>
        <draw:frame draw:style-name="gr4" draw:text-style-name="P10" draw:layer="layout" svg:width="0.9cm" svg:height="0.945cm" svg:x="12.075cm" svg:y="9.33cm">
          <draw:text-box>
            <text:p><text:span text:style-name="T5">*</text:span></text:p>
          </draw:text-box>
        </draw:frame>
        <draw:frame draw:style-name="gr4" draw:text-style-name="P10" draw:layer="layout" svg:width="0.9cm" svg:height="0.945cm" svg:x="12.075cm" svg:y="10.5cm">
          <draw:text-box>
            <text:p><text:span text:style-name="T5">:</text:span></text:p>
          </draw:text-box>
        </draw:frame>
        <draw:frame draw:style-name="gr11" draw:text-style-name="P11" draw:layer="layout" svg:width="0.9cm" svg:height="0.945cm" svg:x="15.225cm" svg:y="9.03cm">
          <draw:text-box>
            <text:p><text:span text:style-name="T6">_</text:span></text:p>
          </draw:text-box>
        </draw:frame>
        <draw:frame draw:style-name="gr12" draw:text-style-name="P9" draw:layer="layout" svg:width="0.545cm" svg:height="0.946cm" svg:x="15.43cm" svg:y="10.425cm">
          <draw:text-box>
            <text:p><text:span text:style-name="T6">;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line draw:style-name="gr7" draw:text-style-name="P6" draw:layer="layout" svg:x1="14.25cm" svg:y1="4.199cm" svg:x2="15.3cm" svg:y2="3.374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8" draw:layer="layout" svg:x1="15.375cm" svg:y1="15.225cm" svg:x2="13.05cm" svg:y2="16.275cm">
          <text:p/>
        </draw:line>
        <draw:line draw:style-name="gr14" draw:text-style-name="P8" draw:layer="layout" svg:x1="15.375cm" svg:y1="16.5cm" svg:x2="13.125cm" svg:y2="16.5cm">
          <text:p/>
        </draw:line>
        <draw:line draw:style-name="gr14" draw:text-style-name="P8" draw:layer="layout" svg:x1="16.65cm" svg:y1="17.325cm" svg:x2="13.125cm" svg:y2="16.725cm">
          <text:p/>
        </draw:line>
        <draw:line draw:style-name="gr14" draw:text-style-name="P8" draw:layer="layout" svg:x1="15.375cm" svg:y1="17.775cm" svg:x2="13.05cm" svg:y2="16.95cm">
          <text:p/>
        </draw:line>
        <draw:frame draw:style-name="gr12" draw:text-style-name="P12" draw:layer="layout" svg:width="0.545cm" svg:height="0.946cm" svg:x="15.45cm" svg:y="14.504cm">
          <draw:text-box>
            <text:p><text:span text:style-name="T7">+</text:span></text:p>
          </draw:text-box>
        </draw:frame>
        <draw:frame draw:style-name="gr12" draw:text-style-name="P12" draw:layer="layout" svg:width="0.545cm" svg:height="0.946cm" svg:x="16.78cm" svg:y="17.025cm">
          <draw:text-box>
            <text:p><text:span text:style-name="T7">‘</text:span></text:p>
          </draw:text-box>
        </draw:frame>
        <draw:frame draw:style-name="gr12" draw:text-style-name="P12" draw:layer="layout" svg:width="0.545cm" svg:height="0.946cm" svg:x="15.45cm" svg:y="17.625cm">
          <draw:text-box>
            <text:p><text:span text:style-name="T7">=</text:span></text:p>
          </draw:text-box>
        </draw:frame>
        <draw:frame draw:style-name="gr12" draw:text-style-name="P12" draw:layer="layout" svg:width="0.545cm" svg:height="0.946cm" svg:x="15.375cm" svg:y="15.75cm">
          <draw:text-box>
            <text:p><text:span text:style-name="T7">-</text:span></text:p>
          </draw:text-box>
        </draw:frame>
        <draw:line draw:style-name="gr7" draw:text-style-name="P16" draw:layer="layout" svg:x1="12.825cm" svg:y1="24.525cm" svg:x2="12.675cm" svg:y2="25.8cm">
          <text:p/>
        </draw:line>
        <draw:frame draw:style-name="gr21" draw:text-style-name="P16" draw:layer="layout" svg:width="0.545cm" svg:height="0.946cm" svg:x="12.205cm" svg:y="23.775cm">
          <draw:text-box>
            <text:p><text:span text:style-name="T10">Ç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3-08T18:05:56.528507612</dc:date>
    <meta:editing-duration>P1DT8H58M10S</meta:editing-duration>
    <meta:editing-cycles>128</meta:editing-cycles>
    <meta:generator>LibreOffice/24.2.1.2$Linux_X86_64 LibreOffice_project/420$Build-2</meta:generator>
    <meta:print-date>2023-01-20T22:20:38.005855126</meta:print-date>
    <meta:document-statistic meta:object-count="334"/>
  </office:meta>
</office:document-meta>
</file>